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>以電子商務的價值鏈或是供應鏈(Supply Chain)加以分析,除了中游的企業用戶及終</text:p>
      <text:p text:style-name="PreformattedText">端的用戶之外,上游的solution供應者也是群雄並起摩拳擦掌的局面,就電子商務的</text:p>
      <text:p text:style-name="PreformattedText">應用軟體發展而言,國內外都有各式產品不斷推出,國外大廠如IBM、Microsoft及</text:p>
      <text:p text:style-name="PreformattedText">Netscape,國內有英特連等,都在電子商務軟體取得了初步的成果,近來更有包括</text:p>
      <text:p text:style-name="PreformattedText">Oracle等重量級大廠持續投入,而HP總裁Lewis Platt也在這次春季Internet World正</text:p>
      <text:p text:style-name="PreformattedText">式揭櫫HP在電子商務的全盤發展策略：Electronic World strategy。HP的子公司</text:p>
      <text:p text:style-name="PreformattedText">VeriFone正是電子商務安全交易方案的專業廠商。在這個策略的宣示中,Lewis Platt</text:p>
      <text:p text:style-name="PreformattedText">也試圖勾勒出下一階段電子商務的可能發展,而將產品策略定位於提供更好的電子</text:p>
      <text:p text:style-name="PreformattedText">商務管理及安全交易方案。</text:p>
      <text:p text:style-name="PreformattedText">對企業內負責採購的單位來說,其採購對象同樣變成全球性的,如此將影響其選擇</text:p>
      <text:p text:style-name="PreformattedText">性與採購模式。這種改變意味著消費者「小眾化」的需求將會加速取代過去「大</text:p>
      <text:p text:style-name="PreformattedText">眾化」製造生產導向的市場；商品或服務的提供者若不能更了解他們的客戶,將無</text:p>
      <text:p text:style-name="PreformattedText">法作生意。</text:p>
      <text:p text:style-name="PreformattedText">【】</text:p>
      <text:p text:style-name="PreformattedText">儘管國際電信聯盟(ITU)對於ADSL的標準V. adsl已接受採納參照</text:p>
      <text:p text:style-name="PreformattedText">ANSIT1.413的標準,但仍存有G. lite與G. dmt兩種版本在討論中,因此在ITU尚</text:p>
      <text:p text:style-name="PreformattedText">未制定出正式標準前,各電信公司為考慮未來不同廠牌產品之互通性問題,均</text:p>
      <text:p text:style-name="PreformattedText">不敢貿然全面投資佈署ADSL設備,以避免日後為符合ITU標準,尚需投入巨</text:p>
      <text:p text:style-name="PreformattedText">額資金更新設備。</text:p>
      <text:p text:style-name="PreformattedText">如此一來,ADSL想推廣普及化,實非易事,尤其在現今強調便利實用的潮流下,</text:p>
      <text:p text:style-name="PreformattedText">唯有隨購隨裝即用(Buy &amp; Plug &amp; Play)的特性,方有可能成為普及化的主流</text:p>
      <text:p text:style-name="PreformattedText">產品,為扭轉此一市場情勢,終致另一ADSL版本的出現。</text:p>
      <text:p text:style-name="PreformattedText">此外,消費者追求自我實現的傾向產生多元化的需求,個性化商品將越來越受各種</text:p>
      <text:p text:style-name="PreformattedText">不同消費者的喜愛。過去因為資訊的侷限性,這種多元化、個性化的需求不容易被</text:p>
      <text:p text:style-name="PreformattedText">發現,也不容易被滿足,如今由於網路傳播,將使得更多「小眾化」的需求者與供應</text:p>
      <text:p text:style-name="PreformattedText">者出現,形成一個個的供需群體。譬如喜愛台灣古老火車的團體、喜愛吃辣味的嗜</text:p>
      <text:p text:style-name="PreformattedText">辣族、職棒球迷、偶像歌手追星族,網路讓他們聚在一起、互相交流或提供給他們</text:p>
      <text:p text:style-name="PreformattedText">特殊的商品,無形中更鼓勵消費形態改變。</text:p>
      <text:p text:style-name="PreformattedText">另一方面,Internet造就新興的行業。若仔細檢討Amazon的經營形態,會發現他不出</text:p>
      <text:p text:style-name="PreformattedText">版(他結盟的8000家出版社出版)、不配送(交由快遞公司配送)、沒有庫存,純粹是</text:p>
      <text:p text:style-name="PreformattedText">一個資訊處理、管理、創造需求的中間服務者,以傳統的眼光來看,其形同虛擬,卻</text:p>
      <text:p text:style-name="PreformattedText">創造了讀者認同的高附加價值。</text:p>
      <text:p text:style-name="PreformattedText">我們看到許多以資訊處理的新行業興起,這些行業外在的表現形形色色,諸如做股</text:p>
      <text:p text:style-name="PreformattedText">票仲介的E*Trade、寶來證券；做介紹Venture Capital的Cap Ex；提供旅遊服務的</text:p>
      <text:p text:style-name="PreformattedText">Travel Web、Travelocity；販賣鮮花的Flower Shop與FTD；做視聽娛樂的Sony與CD</text:p>
      <text:p text:style-name="PreformattedText">Now；做媒體的CNN、Wall Street Journal、中時電子報等。這些公司均有滿足客</text:p>
      <text:p text:style-name="PreformattedText">戶需求、創造獨特的價值、非常資訊導向、縮短供應鏈整體時間,加速滿足消費者</text:p>
      <text:p text:style-name="PreformattedText">需求的特色。</text:p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EE</dc:creator>
    <meta:creation-date>2018-09-07T12:38:00Z</meta:creation-date>
    <dc:date>2018-09-07T12:39:00Z</dc:date>
    <meta:template xlink:href="Normal.dotm" xlink:type="simple"/>
    <meta:editing-cycles>2</meta:editing-cycles>
    <meta:editing-duration>PT60S</meta:editing-duration>
    <meta:document-statistic meta:page-count="1" meta:paragraph-count="2" meta:word-count="202" meta:character-count="1354" meta:row-count="9" meta:non-whitespace-character-count="1154"/>
  </office:meta>
</office:document-meta>
</file>